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LP.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WAGI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rofil aluminiowy konstrukcji ramy</text:p>
          </table:table-cell>
          <table:table-cell table:style-name="ce4" office:value-type="string" calcext:value-type="string">
            <text:p>https://hobby-store.pl/profile-aluminiowe/profil-aluminiowy-20x40-500mm-v-slot-czarny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rożnik do skręcania profili</text:p>
          </table:table-cell>
          <table:table-cell table:style-name="ce4" office:value-type="string" calcext:value-type="string">
            <text:p>https://www.v-slot.pl/pl/p/Naroznik-90-stopni-Natural/217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Wpust profilowy</text:p>
          </table:table-cell>
          <table:table-cell table:style-name="ce4" office:value-type="string" calcext:value-type="string">
            <text:p>https://abc-rc.pl/product-pol-9372-Nakretka-mloteczkowa-T-M3-do-profili-aluminiowych-2020-10-szt-TSLOT-T-NUT-TNUT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Prowadnica liniowa</text:p>
          </table:table-cell>
          <table:table-cell table:style-name="ce4" office:value-type="string" calcext:value-type="string">
            <text:p>https://nettigo.pl/products/prowadnica-liniowa-mgn9r-900mm-z-wozkiem-mgn9c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Wózek liniowy</text:p>
          </table:table-cell>
          <table:table-cell table:style-name="ce4" office:value-type="string" calcext:value-type="string">
            <text:p>https://nettigo.pl/products/wozek-mgn9c-do-prowadnicy-liniowej-mgn9r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Śruba trapezowa</text:p>
          </table:table-cell>
          <table:table-cell table:style-name="ce4" office:value-type="string" calcext:value-type="string">
            <text:p>https://www.ebmia.pl/sruba-trapezowa-10x2-1000-p-142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Nakrętka trapezowa</text:p>
          </table:table-cell>
          <table:table-cell table:style-name="ce4" office:value-type="string" calcext:value-type="string">
            <text:p>https://www.ebmia.pl/nakretka-trapezowa-kolnierzowa-jfrm2525tr10x3-p-42735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Łożysko w obudowie aluminiowej</text:p>
          </table:table-cell>
          <table:table-cell table:style-name="ce4" office:value-type="string" calcext:value-type="string">
            <text:p>https://allegro.pl/oferta/lozysko-w-obudowie-aluminiowej-10mm-kp000-7728855286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Koło pasowe małe</text:p>
          </table:table-cell>
          <table:table-cell table:style-name="ce4" office:value-type="string" calcext:value-type="string">
            <text:p>https://www.ebmia.pl/kolo-zebate-t5122f-p-420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Koło pasowe duże</text:p>
          </table:table-cell>
          <table:table-cell table:style-name="ce4" office:value-type="string" calcext:value-type="string">
            <text:p>https://www.ebmia.pl/kolo-zebate-t5242f-p-422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Pasek zębaty</text:p>
          </table:table-cell>
          <table:table-cell table:style-name="ce4" office:value-type="string" calcext:value-type="string">
            <text:p>https://www.ebmia.pl/zebaty-t5210-p-3260.html</text:p>
          </table:table-cell>
          <table:table-cell table:style-name="ce4" office:value-type="string" calcext:value-type="string">
            <text:p>Dobrać długość w zależności od potrzeb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Uchwyt montażowy narzędzia</text:p>
          </table:table-cell>
          <table:table-cell table:style-name="ce4" office:value-type="string" calcext:value-type="string">
            <text:p>https://www.v-slot.pl/pl/p/Uchwyt-montazowy-do-narzadzenia-/20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Zestaw silników oraz sterowników</text:p>
          </table:table-cell>
          <table:table-cell table:style-name="ce4" office:value-type="string" calcext:value-type="string">
            <text:p>https://allegro.pl/oferta/zestaw-cnc-silnik-krokowy-4nm-sterownik-frezarka-7630514836</text:p>
          </table:table-cell>
          <table:table-cell table:style-name="ce4" office:value-type="string" calcext:value-type="string">
            <text:p>Przykładowy zestaw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4" table:number-columns-repeated="3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 style:data-style-name="N2" text:time-value="18:08:13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1-23T18:12:16.674000000</dc:date>
    <meta:editing-duration>PT3H47M19S</meta:editing-duration>
    <meta:editing-cycles>4</meta:editing-cycles>
    <meta:document-statistic meta:table-count="1" meta:cell-count="56" meta:object-count="0"/>
  </office:meta>
</office:document-meta>
</file>